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76688464D895BC46.png" manifest:media-type="image/png"/>
  <manifest:file-entry manifest:full-path="Pictures/1000000000000640000003847112348FCA82D374.png" manifest:media-type="image/png"/>
  <manifest:file-entry manifest:full-path="Pictures/1000000000000640000003848F25D9B8A55BAD6A.png" manifest:media-type="image/png"/>
  <manifest:file-entry manifest:full-path="Pictures/100000000000064000000384F6431DDBD668A51D.png" manifest:media-type="image/png"/>
  <manifest:file-entry manifest:full-path="Pictures/1000000000000640000003846421B3735A9ADF68.png" manifest:media-type="image/png"/>
  <manifest:file-entry manifest:full-path="Pictures/100000000000064000000384721E58EEE8C549F3.png" manifest:media-type="image/png"/>
  <manifest:file-entry manifest:full-path="Pictures/1000000000000640000003846BF8790783E4111F.png" manifest:media-type="image/png"/>
  <manifest:file-entry manifest:full-path="Pictures/100000000000064000000384D6047B750FAED3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500" officeooo:paragraph-rsid="0017b500"/>
    </style:style>
    <style:style style:name="P2" style:family="paragraph" style:parent-style-name="Standard">
      <style:text-properties officeooo:rsid="0017b500" officeooo:paragraph-rsid="0017b5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TCH 1 AITANA GARCÍA</text:p>
      <text:p text:style-name="P1"/>
      <text:p text:style-name="P1"><draw:frame draw:style-name="fr2" draw:name="Imagen1" text:anchor-type="char" svg:x="0.212cm" svg:y="0.032cm" svg:width="17cm" svg:height="9.562cm" draw:z-index="0"><draw:image xlink:href="Pictures/100000000000064000000384D6047B750FAED378.png" xlink:type="simple" xlink:show="embed" xlink:actuate="onLoad" loext:mime-type="image/png"/></draw:frame></text:p>
      <text:p text:style-name="P1"><draw:frame draw:style-name="fr2" draw:name="Imagen2" text:anchor-type="char" svg:x="0.265cm" svg:y="0.074cm" svg:width="17cm" svg:height="9.562cm" draw:z-index="1"><draw:image xlink:href="Pictures/1000000000000640000003846BF8790783E411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3" text:anchor-type="char" svg:x="-0.053cm" svg:y="0.011cm" svg:width="17cm" svg:height="9.562cm" draw:z-index="2"><draw:image xlink:href="Pictures/100000000000064000000384721E58EEE8C549F3.png" xlink:type="simple" xlink:show="embed" xlink:actuate="onLoad" loext:mime-type="image/png"/></draw:frame></text:p>
      <text:p text:style-name="P1"/>
      <text:p text:style-name="P1"><draw:frame draw:style-name="fr2" draw:name="Imagen4" text:anchor-type="char" svg:x="0cm" svg:y="0.111cm" svg:width="17cm" svg:height="9.562cm" draw:z-index="3"><draw:image xlink:href="Pictures/1000000000000640000003846421B3735A9ADF6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x="0cm" svg:y="0.212cm" svg:width="17cm" svg:height="9.562cm" draw:z-index="4"><draw:image xlink:href="Pictures/100000000000064000000384F6431DDBD668A51D.png" xlink:type="simple" xlink:show="embed" xlink:actuate="onLoad" loext:mime-type="image/png"/></draw:frame><text:soft-page-break/><text:s/></text:p>
      <text:p text:style-name="P1"/>
      <text:p text:style-name="P1"><draw:frame draw:style-name="fr2" draw:name="Imagen6" text:anchor-type="char" svg:x="0cm" svg:y="0.032cm" svg:width="17cm" svg:height="9.562cm" draw:z-index="5"><draw:image xlink:href="Pictures/1000000000000640000003848F25D9B8A55BAD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7" text:anchor-type="char" svg:x="0cm" svg:y="0.397cm" svg:width="17cm" svg:height="9.562cm" draw:z-index="6"><draw:image xlink:href="Pictures/1000000000000640000003847112348FCA82D37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n8" text:anchor-type="char" svg:width="17cm" svg:height="9.562cm" draw:z-index="7"><draw:image xlink:href="Pictures/10000000000006400000038476688464D895BC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9:44:48.292788885</meta:creation-date>
    <dc:date>2023-05-10T13:15:31.129096412</dc:date>
    <meta:editing-duration>PT1M23S</meta:editing-duration>
    <meta:editing-cycles>2</meta:editing-cycles>
    <meta:generator>LibreOffice/6.4.2.2$Linux_X86_64 LibreOffice_project/40$Build-2</meta:generator>
    <meta:document-statistic meta:table-count="0" meta:image-count="8" meta:object-count="0" meta:page-count="4" meta:paragraph-count="2" meta:word-count="4" meta:character-count="23" meta:non-whitespace-character-count="19"/>
  </office:meta>
</office:document-meta>
</file>